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oto Sans CJK JP" svg:font-family="'Noto Sans CJK JP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automatic-styles>
    <style:style style:name="P1" style:family="paragraph" style:parent-style-name="Standard">
      <style:text-properties officeooo:rsid="0019e518" officeooo:paragraph-rsid="0019e51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36MDataset_v2.py 에서 </text:p>
      <text:p text:style-name="P1"/>
      <text:p text:style-name="P1">convert_to_format(self,poses) 수정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oto Sans CJK JP" svg:font-family="'Noto Sans CJK JP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 CJK JP" fo:font-size="12pt" fo:language="en" fo:country="US" style:letter-kerning="true" style:font-name-asian="Noto Sans CJK JP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ans CJK JP" fo:font-size="12pt" fo:language="en" fo:country="US" style:letter-kerning="true" style:font-name-asian="Noto Sans CJK JP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Title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1" style:font-family-asian="'Noto Sans CJK J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20T10:06:38.040931887</meta:creation-date>
    <meta:generator>LibreOffice/6.0.7.3$Linux_X86_64 LibreOffice_project/00m0$Build-3</meta:generator>
    <dc:date>2022-01-20T10:08:17.489254518</dc:date>
    <meta:editing-duration>PT1M39S</meta:editing-duration>
    <meta:editing-cycles>1</meta:editing-cycles>
    <meta:document-statistic meta:table-count="0" meta:image-count="0" meta:object-count="0" meta:page-count="1" meta:paragraph-count="2" meta:word-count="6" meta:character-count="53" meta:non-whitespace-character-count="50"/>
  </office:meta>
</office:document-meta>
</file>